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5cm"/>
    </style:style>
    <style:style style:name="co2" style:family="table-column">
      <style:table-column-properties fo:break-before="auto" style:column-width="5.807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4.069cm"/>
    </style:style>
    <style:style style:name="co6" style:family="table-column">
      <style:table-column-properties fo:break-before="auto" style:column-width="6.593cm"/>
    </style:style>
    <style:style style:name="co7" style:family="table-column">
      <style:table-column-properties fo:break-before="auto" style:column-width="1.709cm"/>
    </style:style>
    <style:style style:name="co8" style:family="table-column">
      <style:table-column-properties fo:break-before="auto" style:column-width="1.65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Ext Cos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1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00µF</text:p>
          </table:table-cell>
          <table:table-cell office:value-type="string" calcext:value-type="string">
            <text:p>493-1013-ND</text:p>
          </table:table-cell>
          <table:table-cell table:style-name="ce2" office:value-type="currency" office:currency="CAD" office:value="1.83" calcext:value-type="currency">
            <text:p>$1.8300</text:p>
          </table:table-cell>
          <table:table-cell table:style-name="ce3" table:formula="of:=[.G2]*[.D2]" office:value-type="currency" office:currency="CAD" office:value="1.83" calcext:value-type="currency">
            <text:p>$1.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R3,VR1</text:p>
          </table:table-cell>
          <table:table-cell office:value-type="string" calcext:value-type="string">
            <text:p>SOT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1702</text:p>
          </table:table-cell>
          <table:table-cell office:value-type="string" calcext:value-type="string">
            <text:p>MCP1702T-3302E/CBCT-ND</text:p>
          </table:table-cell>
          <table:table-cell table:style-name="ce2" office:value-type="currency" office:currency="CAD" office:value="0.7" calcext:value-type="currency">
            <text:p>$0.7000</text:p>
          </table:table-cell>
          <table:table-cell table:style-name="ce3" table:formula="of:=[.G3]*[.D3]" office:value-type="currency" office:currency="CAD" office:value="1.4" calcext:value-type="currency">
            <text:p>$1.4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5,P10</text:p>
          </table:table-cell>
          <table:table-cell office:value-type="string" calcext:value-type="string">
            <text:p>Male Headers, right ang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1112E-10-ND</text:p>
          </table:table-cell>
          <table:table-cell table:style-name="ce2" office:value-type="currency" office:currency="CAD" office:value="1.13" calcext:value-type="currency">
            <text:p>$1.1300</text:p>
          </table:table-cell>
          <table:table-cell table:style-name="ce3" table:formula="of:=[.G4]*[.D4]" office:value-type="currency" office:currency="CAD" office:value="1.13" calcext:value-type="currency">
            <text:p>$1.13</text:p>
          </table:table-cell>
          <table:table-cell office:value-type="string" calcext:value-type="string">
            <text:p>Digikey is expensive, I get mine in bulk from eBa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Female Headers, 6 posi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6</text:p>
          </table:table-cell>
          <table:table-cell office:value-type="string" calcext:value-type="string">
            <text:p>S7004-ND</text:p>
          </table:table-cell>
          <table:table-cell table:style-name="ce2" office:value-type="currency" office:currency="CAD" office:value="0.82" calcext:value-type="currency">
            <text:p>$0.8200</text:p>
          </table:table-cell>
          <table:table-cell table:style-name="ce3" table:formula="of:=[.G5]*[.D5]" office:value-type="currency" office:currency="CAD" office:value="2.46" calcext:value-type="currency">
            <text:p>$2.46</text:p>
          </table:table-cell>
          <table:table-cell office:value-type="string" calcext:value-type="string">
            <text:p>One needed for Xbee and one for Bluetoot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IL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10</text:p>
          </table:table-cell>
          <table:table-cell office:value-type="string" calcext:value-type="string">
            <text:p>S5751-10-ND</text:p>
          </table:table-cell>
          <table:table-cell table:style-name="ce2" office:value-type="currency" office:currency="CAD" office:value="1.48" calcext:value-type="currency">
            <text:p>$1.4800</text:p>
          </table:table-cell>
          <table:table-cell table:style-name="ce3" table:formula="of:=[.G6]*[.D6]" office:value-type="currency" office:currency="CAD" office:value="1.48" calcext:value-type="currency">
            <text:p>$1.48</text:p>
          </table:table-cell>
          <table:table-cell office:value-type="string" calcext:value-type="string">
            <text:p>Only needed if using Xbe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D1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 3v3</text:p>
          </table:table-cell>
          <table:table-cell office:value-type="string" calcext:value-type="string">
            <text:p>BZX84C3V3-FDICT-ND</text:p>
          </table:table-cell>
          <table:table-cell table:style-name="ce2" office:value-type="currency" office:currency="CAD" office:value="0.2" calcext:value-type="currency">
            <text:p>$0.2000</text:p>
          </table:table-cell>
          <table:table-cell table:style-name="ce3" table:formula="of:=[.G7]*[.D7]" office:value-type="currency" office:currency="CA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D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DT</text:p>
          </table:table-cell>
          <table:table-cell office:value-type="string" calcext:value-type="string">
            <text:p>360-2804-ND</text:p>
          </table:table-cell>
          <table:table-cell table:style-name="ce2" office:value-type="currency" office:currency="CAD" office:value="3.74" calcext:value-type="currency">
            <text:p>$3.7400</text:p>
          </table:table-cell>
          <table:table-cell table:style-name="ce3" table:formula="of:=[.G8]*[.D8]" office:value-type="currency" office:currency="CAD" office:value="3.74" calcext:value-type="currency">
            <text:p>$3.7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4-S7, P11,JP1,P6,P8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 headers (straight)</text:p>
          </table:table-cell>
          <table:table-cell office:value-type="string" calcext:value-type="string">
            <text:p>S1011EC-34-ND</text:p>
          </table:table-cell>
          <table:table-cell table:style-name="ce2" office:value-type="currency" office:currency="CAD" office:value="0.84" calcext:value-type="currency">
            <text:p>$0.8400</text:p>
          </table:table-cell>
          <table:table-cell table:style-name="ce3" table:formula="of:=[.G9]*[.D9]" office:value-type="currency" office:currency="CAD" office:value="1.68" calcext:value-type="currency">
            <text:p>$1.68</text:p>
          </table:table-cell>
          <table:table-cell office:value-type="string" calcext:value-type="string">
            <text:p>We need about 70 pins total. <text:s/>Digikey is expensive, I get mine in bulk from eBa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QFP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284-A</text:p>
          </table:table-cell>
          <table:table-cell office:value-type="string" calcext:value-type="string">
            <text:p>ATMEGA1284-AU-ND</text:p>
          </table:table-cell>
          <table:table-cell table:style-name="ce2" office:value-type="currency" office:currency="CAD" office:value="9.21" calcext:value-type="currency">
            <text:p>$9.2100</text:p>
          </table:table-cell>
          <table:table-cell table:style-name="ce3" table:formula="of:=[.G10]*[.D10]" office:value-type="currency" office:currency="CAD" office:value="9.21" calcext:value-type="currency">
            <text:p>$9.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,R7,R3,R8,R10,R9,R1,R2</text:p>
          </table:table-cell>
          <table:table-cell office:value-type="string" calcext:value-type="string">
            <text:p>SM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style-name="ce2" office:value-type="currency" office:currency="CAD" office:value="0.014" calcext:value-type="currency">
            <text:p>$0.0140</text:p>
          </table:table-cell>
          <table:table-cell table:style-name="ce3" table:formula="of:=[.G11]*[.D11]" office:value-type="currency" office:currency="CAD" office:value="0.112" calcext:value-type="currency">
            <text:p>$0.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1276-1187-1-ND</text:p>
          </table:table-cell>
          <table:table-cell table:style-name="ce2" office:value-type="currency" office:currency="CAD" office:value="0.12" calcext:value-type="currency">
            <text:p>$0.1200</text:p>
          </table:table-cell>
          <table:table-cell table:style-name="ce3" table:formula="of:=[.G12]*[.D12]" office:value-type="currency" office:currency="CAD" office:value="0.24" calcext:value-type="currency">
            <text:p>$0.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,C4,C3,C12,C16,C13,C14,C19</text:p>
          </table:table-cell>
          <table:table-cell office:value-type="string" calcext:value-type="string">
            <text:p>SM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7-1242-1-ND</text:p>
          </table:table-cell>
          <table:table-cell table:style-name="ce2" office:value-type="currency" office:currency="CAD" office:value="0.12" calcext:value-type="currency">
            <text:p>$0.1200</text:p>
          </table:table-cell>
          <table:table-cell table:style-name="ce3" table:formula="of:=[.G13]*[.D13]" office:value-type="currency" office:currency="CAD" office:value="0.96" calcext:value-type="currency">
            <text:p>$0.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style-name="ce2" office:value-type="currency" office:currency="CAD" office:value="0.014" calcext:value-type="currency">
            <text:p>$0.0140</text:p>
          </table:table-cell>
          <table:table-cell table:style-name="ce3" table:formula="of:=[.G14]*[.D14]" office:value-type="currency" office:currency="CAD" office:value="0.028" calcext:value-type="currency">
            <text:p>$0.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-MARKED_A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475-2832-1-ND</text:p>
          </table:table-cell>
          <table:table-cell table:style-name="ce2" office:value-type="currency" office:currency="CAD" office:value="0.27" calcext:value-type="currency">
            <text:p>$0.2700</text:p>
          </table:table-cell>
          <table:table-cell table:style-name="ce3" table:formula="of:=[.G15]*[.D15]" office:value-type="currency" office:currency="CAD" office:value="0.27" calcext:value-type="currency">
            <text:p>$0.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R2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400A</text:p>
          </table:table-cell>
          <table:table-cell office:value-type="string" calcext:value-type="string">
            <text:p>NCP1400ASN50T1GOSCT-ND</text:p>
          </table:table-cell>
          <table:table-cell table:style-name="ce2" office:value-type="currency" office:currency="CAD" office:value="0.99" calcext:value-type="currency">
            <text:p>$0.9900</text:p>
          </table:table-cell>
          <table:table-cell table:style-name="ce3" table:formula="of:=[.G16]*[.D16]" office:value-type="currency" office:currency="CAD" office:value="0.99" calcext:value-type="currency">
            <text:p>$0.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0,C15</text:p>
          </table:table-cell>
          <table:table-cell office:value-type="string" calcext:value-type="string">
            <text:p>SM1206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ATCC-211A-006-476M-TCT-ND</text:p>
          </table:table-cell>
          <table:table-cell table:style-name="ce2" office:value-type="currency" office:currency="CAD" office:value="0.49" calcext:value-type="currency">
            <text:p>$0.4900</text:p>
          </table:table-cell>
          <table:table-cell table:style-name="ce3" table:formula="of:=[.G17]*[.D17]" office:value-type="currency" office:currency="CAD" office:value="0.98" calcext:value-type="currency">
            <text:p>$0.9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76-3012-1-ND</text:p>
          </table:table-cell>
          <table:table-cell table:style-name="ce2" office:value-type="currency" office:currency="CAD" office:value="0.19" calcext:value-type="currency">
            <text:p>$0.1900</text:p>
          </table:table-cell>
          <table:table-cell table:style-name="ce3" table:formula="of:=[.G18]*[.D18]" office:value-type="currency" office:currency="CAD" office:value="0.19" calcext:value-type="currency">
            <text:p>$0.1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OWERDI_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LS130L</text:p>
          </table:table-cell>
          <table:table-cell office:value-type="string" calcext:value-type="string">
            <text:p>DFLS130LDICT-ND</text:p>
          </table:table-cell>
          <table:table-cell table:style-name="ce2" office:value-type="currency" office:currency="CAD" office:value="0.59" calcext:value-type="currency">
            <text:p>$0.5900</text:p>
          </table:table-cell>
          <table:table-cell table:style-name="ce3" table:formula="of:=[.G19]*[.D19]" office:value-type="currency" office:currency="CAD" office:value="0.59" calcext:value-type="currency">
            <text:p>$0.5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M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587-2439-1-ND</text:p>
          </table:table-cell>
          <table:table-cell table:style-name="ce2" office:value-type="currency" office:currency="CAD" office:value="0.35" calcext:value-type="currency">
            <text:p>$0.3500</text:p>
          </table:table-cell>
          <table:table-cell table:style-name="ce3" table:formula="of:=[.G20]*[.D20]" office:value-type="currency" office:currency="CAD" office:value="0.35" calcext:value-type="currency">
            <text:p>$0.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-PL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VBA-FKA</text:p>
          </table:table-cell>
          <table:table-cell office:value-type="string" calcext:value-type="string">
            <text:p>CLVBA-FKA-CAEDH8BBB7A363CT-ND</text:p>
          </table:table-cell>
          <table:table-cell table:style-name="ce2" office:value-type="currency" office:currency="CAD" office:value="0.66" calcext:value-type="currency">
            <text:p>$0.6600</text:p>
          </table:table-cell>
          <table:table-cell table:style-name="ce3" table:formula="of:=[.G21]*[.D21]" office:value-type="currency" office:currency="CAD" office:value="0.66" calcext:value-type="currency">
            <text:p>$0.6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42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CKN10502CT-ND</text:p>
          </table:table-cell>
          <table:table-cell table:style-name="ce2" office:value-type="currency" office:currency="CAD" office:value="0.36" calcext:value-type="currency">
            <text:p>$0.3600</text:p>
          </table:table-cell>
          <table:table-cell table:style-name="ce3" table:formula="of:=[.G22]*[.D22]" office:value-type="currency" office:currency="CAD" office:value="0.36" calcext:value-type="currency">
            <text:p>$0.3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SMD_5x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TX1164CT-ND</text:p>
          </table:table-cell>
          <table:table-cell table:style-name="ce2" office:value-type="currency" office:currency="CAD" office:value="0.76" calcext:value-type="currency">
            <text:p>$0.7600</text:p>
          </table:table-cell>
          <table:table-cell table:style-name="ce3" table:formula="of:=[.G23]*[.D23]" office:value-type="currency" office:currency="CAD" office:value="0.76" calcext:value-type="currency">
            <text:p>$0.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490-3297-1-ND</text:p>
          </table:table-cell>
          <table:table-cell table:style-name="ce2" office:value-type="currency" office:currency="CAD" office:value="0.14" calcext:value-type="currency">
            <text:p>$0.1400</text:p>
          </table:table-cell>
          <table:table-cell table:style-name="ce3" table:formula="of:=[.G24]*[.D24]" office:value-type="currency" office:currency="CAD" office:value="0.14" calcext:value-type="currency">
            <text:p>$0.1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445-1318-1-ND</text:p>
          </table:table-cell>
          <table:table-cell table:style-name="ce2" office:value-type="currency" office:currency="CAD" office:value="0.12" calcext:value-type="currency">
            <text:p>$0.1200</text:p>
          </table:table-cell>
          <table:table-cell table:style-name="ce3" table:formula="of:=[.G25]*[.D25]" office:value-type="currency" office:currency="CAD" office:value="0.12" calcext:value-type="currency">
            <text:p>$0.1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PCC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C5883L</text:p>
          </table:table-cell>
          <table:table-cell office:value-type="string" calcext:value-type="string">
            <text:p>342-1082-1-ND</text:p>
          </table:table-cell>
          <table:table-cell table:style-name="ce2" office:value-type="currency" office:currency="CAD" office:value="4.24" calcext:value-type="currency">
            <text:p>$4.2400</text:p>
          </table:table-cell>
          <table:table-cell table:style-name="ce3" table:formula="of:=[.G26]*[.D26]" office:value-type="currency" office:currency="CAD" office:value="4.24" calcext:value-type="currency">
            <text:p>$4.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V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0uF+</text:p>
          </table:table-cell>
          <table:table-cell office:value-type="string" calcext:value-type="string">
            <text:p>UHM0J222MPD6-ND</text:p>
          </table:table-cell>
          <table:table-cell table:style-name="ce2" office:value-type="currency" office:currency="CAD" office:value="0.59" calcext:value-type="currency">
            <text:p>$0.5900</text:p>
          </table:table-cell>
          <table:table-cell table:style-name="ce3" table:formula="of:=[.G27]*[.D27]" office:value-type="currency" office:currency="CAD" office:value="0.59" calcext:value-type="currency">
            <text:p>$0.5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V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399-6611-ND</text:p>
          </table:table-cell>
          <table:table-cell table:style-name="ce2" office:value-type="currency" office:currency="CAD" office:value="0.27" calcext:value-type="currency">
            <text:p>$0.2700</text:p>
          </table:table-cell>
          <table:table-cell table:style-name="ce3" table:formula="of:=[.G28]*[.D28]" office:value-type="currency" office:currency="CAD" office:value="0.27" calcext:value-type="currency">
            <text:p>$0.27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C-SR04 Distance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Bay</text:p>
          </table:table-cell>
          <table:table-cell table:style-name="ce2" office:value-type="currency" office:currency="CAD" office:value="2" calcext:value-type="currency">
            <text:p>$2.0000</text:p>
          </table:table-cell>
          <table:table-cell table:style-name="ce3" table:formula="of:=[.G29]*[.D29]" office:value-type="currency" office:currency="CAD" office:value="2" calcext:value-type="currency">
            <text:p>$2.00</text:p>
          </table:table-cell>
          <table:table-cell office:value-type="string" calcext:value-type="string">
            <text:p>Not on Digikey, I got mine on eBay for under $2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number-columns-repeated="4"/>
          <table:table-cell table:style-name="ce2"/>
          <table:table-cell table:style-name="ce3" table:formula="of:=SUM([.H2:.H29])" office:value-type="currency" office:currency="CAD" office:value="36.98" calcext:value-type="currency">
            <text:p>$36.98</text:p>
          </table:table-cell>
          <table:table-cell office:value-type="string" calcext:value-type="string">
            <text:p>Quantity 1 Robot</text:p>
          </table:table-cell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CA">$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CA">$</number:currency-symbol>
      <number:number number:decimal-places="4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6T12:19:05.140597000</dc:date>
    <meta:generator>LibreOffice/4.1.3.2$MacOSX_x86 LibreOffice_project/70feb7d99726f064edab4605a8ab840c50ec57a</meta:generator>
    <meta:editing-duration>P0D</meta:editing-duration>
    <meta:editing-cycles>1</meta:editing-cycles>
    <meta:document-statistic meta:table-count="1" meta:cell-count="240" meta:object-count="0"/>
    <meta:user-defined meta:name=""/>
  </office:meta>
</office:document-meta>
</file>